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 mathvariant="normal">θ</mi>
        <mo stretchy="false">=</mo>
        <mi mathvariant="italic">max</mi>
      </mrow>
      <mrow>
        <mo fence="true" stretchy="false">(</mo>
        <mrow>
          <mrow>
            <msub>
              <mi mathvariant="normal">ω</mi>
              <mn>0,</mn>
            </msub>
            <msub>
              <mi mathvariant="normal">ω</mi>
              <mn>1,</mn>
            </msub>
            <msub>
              <mi mathvariant="normal">ω</mi>
              <mn>2,</mn>
            </msub>
            <mn>...</mn>
          </mrow>
        </mrow>
        <mo fence="true" stretchy="false">)</mo>
      </mrow>
    </mrow>
    <annotation encoding="StarMath 5.0">%theta = max( %omega_0, %omega_1, %omega_2, ...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10:16:57.100737047</meta:creation-date>
    <dc:date>2016-07-30T10:18:48.809437468</dc:date>
    <meta:editing-duration>PT1M51S</meta:editing-duration>
    <meta:editing-cycles>1</meta:editing-cycles>
    <meta:generator>LibreOffice/5.1.2.2.0$Linux_X86_64 LibreOffice_project/10m0$Build-2</meta:generator>
  </office:meta>
</office:document-meta>
</file>